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b4d9" officeooo:paragraph-rsid="000cb4d9"/>
    </style:style>
    <style:style style:name="P2" style:family="paragraph" style:parent-style-name="Standard">
      <style:text-properties officeooo:rsid="000cb4d9" officeooo:paragraph-rsid="0010049d"/>
    </style:style>
    <style:style style:name="P3" style:family="paragraph" style:parent-style-name="Standard">
      <style:text-properties officeooo:rsid="000cb4d9" officeooo:paragraph-rsid="00135d1a"/>
    </style:style>
    <style:style style:name="T1" style:family="text">
      <style:text-properties officeooo:rsid="000cb4d9"/>
    </style:style>
    <style:style style:name="T2" style:family="text">
      <style:text-properties officeooo:rsid="000e6973"/>
    </style:style>
    <style:style style:name="T3" style:family="text">
      <style:text-properties officeooo:rsid="0010049d"/>
    </style:style>
    <style:style style:name="T4" style:family="text">
      <style:text-properties officeooo:rsid="0012ec6e"/>
    </style:style>
    <style:style style:name="T5" style:family="text">
      <style:text-properties officeooo:rsid="00135d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Music and sound is an essential part of the game-play experience of “</text:span><text:span text:style-name="T5">ARC: Advanced Racing Construct</text:span><text:span text:style-name="T1">”. The game is set in a </text:span><text:span text:style-name="T3">neon lit, futuristic </text:span><text:span text:style-name="T1">dystopia, </text:span><text:span text:style-name="T3">so it i</text:span><text:span text:style-name="T1">s only appropriate to use exclusively electronica. In fact, I would go so far as to say that all of the music, sounds, and ambiance should be </text:span><text:span text:style-name="T5">strictly</text:span><text:span text:style-name="T1"> </text:span><text:span text:style-name="T3">electronic and </text:span><text:span text:style-name="T1">inorganic, so that when there is a need for narration and some dialogue, it should cut sharply in contrast with the rest of the sound environment. I have chosen a song from a little known artist named NAKANI86 or the intro/title screen music. Their song ‘MOSS’ helps set the futuristic tone and I particularly enjoy it because it gives me strong ‘Need for Speed’ and nighttime driving vibes. Because it is a smaller indie artist, securing rights shouldn’t be challenging.</text:span></text:p>
      <text:p text:style-name="Standard"/>
      <text:p text:style-name="Standard"><text:tab/><text:span text:style-name="T1">Another acoustic element that I would incorporate is the use of ‘escalating pitch’ sound effects.</text:span></text:p>
      <text:p text:style-name="P2">Modern slot machines, <text:span text:style-name="T3">particularly those that have a ‘progressive jackpot’</text:span> use this technique to build suspense and anticipation (please see attached sample) <text:span text:style-name="T3">for the player</text:span>.</text:p>
      <text:p text:style-name="P2"/>
      <text:p text:style-name="P3"><text:tab/> The first positive sound, lets say when you hit one lucky #7, is a high but fairly neutral note; it catches your attention but it doesn’t make you particularly excited. <text:span text:style-name="T3">But a</text:span>s the wheels continue to spin, the sound of wheel spinning rising in pitch, sometimes getting actually louder too, until the second lucky #7 slots into place! <text:s/>Once this happens we hear the same sound as the first #7, but this time it has <text:span text:style-name="T5">crescendoed</text:span> <text:span text:style-name="T5">to a higher </text:span>pitch, and perhaps even grown in depth with more layers being added on make the player that much more engaged and hopeful. This crescendo continues to build, and if it really is your lucky day, you hit all three #7s and the machine erupts with immense sound and positive happy loops.</text:p>
      <text:p text:style-name="P1"/>
      <text:p text:style-name="P1"><text:tab/><text:span text:style-name="T4">A design</text:span> goal would be to incorporate this ‘<text:span text:style-name="T2">escalating pitch’ </text:span>technique into game-play. <text:span text:style-name="T4">It</text:span> is possible to do this for multiple segments of the game, but the most fun <text:span text:style-name="T4">and engaging implementation </text:span>would be to use it as way to signify combos growing in number. The first time <text:span text:style-name="T4">a player</text:span> link<text:span text:style-name="T4">s</text:span> together <text:span text:style-name="T4">to turns, or hits a power-up</text:span>, you get hear a <text:span text:style-name="T4">neutral </text:span>noise, but <text:span text:style-name="T4">as you score the </text:span>second, the same noise <text:span text:style-name="T4">becomes</text:span> amplified, higher in pitch and more densely layered <text:span text:style-name="T4">with positive tones</text:span>. This would <text:span text:style-name="T4">pattern would continue until either the combo is broken or the max number is reached, in which case it rese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8T14:32:17.740000000</meta:creation-date>
    <meta:generator>LibreOffice/7.0.4.2$Windows_X86_64 LibreOffice_project/dcf040e67528d9187c66b2379df5ea4407429775</meta:generator>
    <dc:date>2021-01-14T09:41:50.088000000</dc:date>
    <meta:editing-duration>PT37M28S</meta:editing-duration>
    <meta:editing-cycles>5</meta:editing-cycles>
    <meta:document-statistic meta:table-count="0" meta:image-count="0" meta:object-count="0" meta:page-count="1" meta:paragraph-count="5" meta:word-count="415" meta:character-count="2395" meta:non-whitespace-character-count="1979"/>
  </office:meta>
</office:document-meta>
</file>